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e7e" officeooo:paragraph-rsid="00163e7e"/>
    </style:style>
    <style:style style:name="P2" style:family="paragraph" style:parent-style-name="Standard">
      <style:text-properties officeooo:rsid="00163e7e" officeooo:paragraph-rsid="0016e541"/>
    </style:style>
    <style:style style:name="P3" style:family="paragraph" style:parent-style-name="Standard">
      <style:text-properties officeooo:rsid="001897b0" officeooo:paragraph-rsid="001897b0"/>
    </style:style>
    <style:style style:name="P4" style:family="paragraph" style:parent-style-name="Standard">
      <style:text-properties officeooo:rsid="001897b0" officeooo:paragraph-rsid="00274c22"/>
    </style:style>
    <style:style style:name="P5" style:family="paragraph" style:parent-style-name="Standard">
      <style:text-properties officeooo:rsid="0019061c" officeooo:paragraph-rsid="0019061c"/>
    </style:style>
    <style:style style:name="P6" style:family="paragraph" style:parent-style-name="Standard">
      <style:text-properties officeooo:rsid="0019061c" officeooo:paragraph-rsid="00198d07"/>
    </style:style>
    <style:style style:name="P7" style:family="paragraph" style:parent-style-name="Standard">
      <style:text-properties officeooo:rsid="0019061c" officeooo:paragraph-rsid="00274c22"/>
    </style:style>
    <style:style style:name="P8" style:family="paragraph" style:parent-style-name="Standard">
      <style:text-properties officeooo:rsid="00198d07" officeooo:paragraph-rsid="00198d07"/>
    </style:style>
    <style:style style:name="P9" style:family="paragraph" style:parent-style-name="Standard">
      <style:text-properties officeooo:rsid="00198d07" officeooo:paragraph-rsid="002644e9"/>
    </style:style>
    <style:style style:name="P10" style:family="paragraph" style:parent-style-name="Standard">
      <style:text-properties fo:font-weight="bold" officeooo:rsid="00163e7e" officeooo:paragraph-rsid="00163e7e" style:font-weight-asian="bold" style:font-weight-complex="bold"/>
    </style:style>
    <style:style style:name="P11" style:family="paragraph" style:parent-style-name="Standard">
      <style:text-properties fo:font-weight="bold" officeooo:rsid="00163e7e" officeooo:paragraph-rsid="00231ff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63e7e" officeooo:paragraph-rsid="00246cb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63e7e" officeooo:paragraph-rsid="002644e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812c5" officeooo:paragraph-rsid="002812c5" style:font-weight-asian="bold" style:font-weight-complex="bold"/>
    </style:style>
    <style:style style:name="P15" style:family="paragraph" style:parent-style-name="Standard">
      <style:text-properties fo:font-weight="normal" officeooo:rsid="001b9f74" officeooo:paragraph-rsid="001b9f74" style:font-weight-asian="normal" style:font-weight-complex="normal"/>
    </style:style>
    <style:style style:name="P16" style:family="paragraph" style:parent-style-name="Standard">
      <style:text-properties fo:font-weight="normal" officeooo:rsid="001dc41c" officeooo:paragraph-rsid="001dc41c" style:font-weight-asian="normal" style:font-weight-complex="normal"/>
    </style:style>
    <style:style style:name="P17" style:family="paragraph" style:parent-style-name="Standard">
      <style:text-properties fo:font-weight="normal" officeooo:rsid="00209f4b" officeooo:paragraph-rsid="00209f4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644e9" officeooo:paragraph-rsid="002644e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98d07" officeooo:paragraph-rsid="002644e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98d07" officeooo:paragraph-rsid="00274c2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812c5" officeooo:paragraph-rsid="002812c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9f529" officeooo:paragraph-rsid="0029f52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e1cc6" officeooo:paragraph-rsid="002e1cc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e30b6" officeooo:paragraph-rsid="002e30b6" style:font-weight-asian="normal" style:font-weight-complex="normal"/>
    </style:style>
    <style:style style:name="P25" style:family="paragraph" style:parent-style-name="Heading_20_2">
      <style:paragraph-properties fo:text-align="center" style:justify-single-word="false"/>
    </style:style>
    <style:style style:name="P26" style:family="paragraph" style:parent-style-name="Heading_20_2">
      <style:paragraph-properties fo:text-align="center" style:justify-single-word="false"/>
      <style:text-properties fo:font-weight="bold" officeooo:rsid="00209f4b" officeooo:paragraph-rsid="00246cb9" style:font-weight-asian="bold" style:font-weight-complex="bold"/>
    </style:style>
    <style:style style:name="T1" style:family="text">
      <style:text-properties officeooo:rsid="0016e541"/>
    </style:style>
    <style:style style:name="T2" style:family="text">
      <style:text-properties officeooo:rsid="00198d07"/>
    </style:style>
    <style:style style:name="T3" style:family="text">
      <style:text-properties officeooo:rsid="001ae445"/>
    </style:style>
    <style:style style:name="T4" style:family="text">
      <style:text-properties officeooo:rsid="001ec978"/>
    </style:style>
    <style:style style:name="T5" style:family="text">
      <style:text-properties officeooo:rsid="00209f4b"/>
    </style:style>
    <style:style style:name="T6" style:family="text">
      <style:text-properties officeooo:rsid="002278c9"/>
    </style:style>
    <style:style style:name="T7" style:family="text">
      <style:text-properties officeooo:rsid="00231ff2"/>
    </style:style>
    <style:style style:name="T8" style:family="text">
      <style:text-properties officeooo:rsid="00246cb9"/>
    </style:style>
    <style:style style:name="T9" style:family="text">
      <style:text-properties officeooo:rsid="002644e9"/>
    </style:style>
    <style:style style:name="T10" style:family="text">
      <style:text-properties officeooo:rsid="00274c22"/>
    </style:style>
    <style:style style:name="T11" style:family="text">
      <style:text-properties officeooo:rsid="002812c5"/>
    </style:style>
    <style:style style:name="T12" style:family="text">
      <style:text-properties officeooo:rsid="002b4ab0"/>
    </style:style>
    <style:style style:name="T13" style:family="text">
      <style:text-properties officeooo:rsid="002e30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3</text:p>
      <text:p text:style-name="P1"/>
      <text:h text:style-name="P25" text:outline-level="2">Algoritmos del Cazador</text:h>
      <text:h text:style-name="P25" text:outline-level="2"/>
      <text:p text:style-name="P10">Algoritmo del <text:span text:style-name="T7">cazador</text:span> 0:</text:p>
      <text:p text:style-name="P2">E<text:span text:style-name="T1">n este algoritmo </text:span>el cazador se mueve de forma <text:span text:style-name="T13">aleatoria</text:span> sin buscar <text:span text:style-name="T13">acercarse</text:span> a su presa, es implementado para tener una idea del peor cazador, esta representado por el numero “0” ya que no <text:span text:style-name="T13">cumple</text:span> con las condiciones propuestas <text:span text:style-name="T1">en el enunciado</text:span></text:p>
      <text:p text:style-name="P2"/>
      <text:p text:style-name="P5">funcionamiento</text:p>
      <text:p text:style-name="P8">1) se calculan las CVC del cazador</text:p>
      <text:p text:style-name="P8">2) se toman solo las CVC validas y se elije una de estas al azar para mover al cazador</text:p>
      <text:p text:style-name="P1"/>
      <text:p text:style-name="P11">Algoritmo del <text:span text:style-name="T7">cazador</text:span> 1:</text:p>
      <text:p text:style-name="P3">En este algoritmo el cazador busca a cada paso minimizar la distancia entre el y su presa, si hay varios cominos que minimizan la distancia se elige uno de estos al azar</text:p>
      <text:p text:style-name="P3"/>
      <text:p text:style-name="P5">funcionamiento:</text:p>
      <text:p text:style-name="P6">I) se <text:span text:style-name="T2">calcula la distancia entre el cazador y la presa con el método distMin</text:span></text:p>
      <text:p text:style-name="P6"><text:span text:style-name="T2">2) Se calculan las CVC del cazador</text:span></text:p>
      <text:p text:style-name="P6"><text:span text:style-name="T2">3) Se toman solo las CVC validas y que reducen la distancia entre el cazador y la presa</text:span></text:p>
      <text:p text:style-name="P8">4) Se elije al <text:span text:style-name="T13">azar</text:span> una de estas casillas casillas y se mueve al cazador hacia ella</text:p>
      <text:p text:style-name="P8"/>
      <text:p text:style-name="P11">Algoritmo del <text:span text:style-name="T7">cazador</text:span> <text:span text:style-name="T3">2</text:span>:</text:p>
      <text:p text:style-name="P15">Este <text:span text:style-name="T13">algoritmo</text:span> busca el camino mas corto entre el cazador y la presa, y el cazador va siempre siguiendo este camino</text:p>
      <text:p text:style-name="P15"/>
      <text:p text:style-name="P15">para <text:span text:style-name="T13">las presas</text:span> poco inteligente es muy eficaz ya que minimiza el <text:span text:style-name="T13">tiempo</text:span> de <text:span text:style-name="T13">ejecución</text:span> y los resultados son casi iguales al algoritmo anterior, pero para <text:span text:style-name="T13">las </text:span>pre<text:span text:style-name="T13">s</text:span>as <text:span text:style-name="T13">un poco inteligentes</text:span>, puede quede que este <text:span text:style-name="T13">algoritmo</text:span> nunca las encuentre</text:p>
      <text:p text:style-name="P15"/>
      <text:p text:style-name="P16">No esta optimizado para laberintos con as de 30 * 35 casillas <text:span text:style-name="T4">ya que hay un desbordamiento de memoria</text:span></text:p>
      <text:p text:style-name="P15"/>
      <text:p text:style-name="P16">Funcionamiento</text:p>
      <text:p text:style-name="P16">1) <text:span text:style-name="T13">verificar que el laberinto no tiene mas de 30 * 35 casillas para poder ejecutarlo</text:span></text:p>
      <text:p text:style-name="P17">2) se calcula el camino mas corto entre el cazador y la presa</text:p>
      <text:p text:style-name="P17">3) <text:span text:style-name="T6">Se mueve al cazador siguiendo este camino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6" text:outline-level="2"><text:soft-page-break/>Algoritmos de <text:span text:style-name="T8">la presa</text:span></text:h>
      <text:p text:style-name="P12"><text:span text:style-name="T5">Algoritmo de la presa 0:</text:span></text:p>
      <text:p text:style-name="P18">Es un algoritmo de tipo random proie, ya que la presa se mueve aleatoriamente sin buscar escapar del cazador</text:p>
      <text:p text:style-name="P18"/>
      <text:p text:style-name="P18">funcionamiento</text:p>
      <text:p text:style-name="P9">1) se calculan las CVC de <text:span text:style-name="T9">la presa</text:span></text:p>
      <text:p text:style-name="P19">2) se toman solo las CVC validas y se elije una de estas al azar para mover a <text:span text:style-name="T9">la presa</text:span></text:p>
      <text:p text:style-name="P19"/>
      <text:p text:style-name="P13"><text:span text:style-name="T5">Algoritmo de la presa 1:</text:span></text:p>
      <text:p text:style-name="P4">En este algoritmo <text:span text:style-name="T10">la presa</text:span> busca a cada paso <text:span text:style-name="T10">aumentar</text:span> la distancia entre el y su <text:span text:style-name="T10">cazador</text:span>, si hay varios cominos que <text:span text:style-name="T10">aumenten</text:span> la distancia se elige uno de estos al azar</text:p>
      <text:p text:style-name="P4"/>
      <text:p text:style-name="P7">funcionamiento:</text:p>
      <text:p text:style-name="P7"><text:span text:style-name="T10">1) Se calculan las CVC del cazador</text:span></text:p>
      <text:p text:style-name="P7"><text:span text:style-name="T10">2</text:span>) se <text:span text:style-name="T2">calcula la distancia entre el cazador y la presa con el método distMin</text:span></text:p>
      <text:p text:style-name="P7"><text:span text:style-name="T2">3) Se toman solo las CVC validas y que aumenten o mantengan la distancia entre el cazador y la presa</text:span></text:p>
      <text:p text:style-name="P20">4) Se elije al <text:span text:style-name="T13">azar</text:span> una de estas casillas casillas <text:span text:style-name="T11">para mover a la presa</text:span></text:p>
      <text:p text:style-name="P20"/>
      <text:p text:style-name="P20"/>
      <text:p text:style-name="P14"><text:span text:style-name="T13">Obtención</text:span> de las CVC</text:p>
      <text:p text:style-name="P21">para obtener las CVC da una casilla de identificador “id” se utiliza el <text:span text:style-name="T13">método</text:span> voisinsConnexesID que acepta como <text:span text:style-name="T13">parámetro</text:span> el id de la casilla a la <text:span text:style-name="T13">cual</text:span> se van a buscar los vecinos <text:span text:style-name="T13">conexos</text:span> y <text:span text:style-name="T13">devuelve</text:span> una <text:span text:style-name="T13">t</text:span>abla de 4 elementos con las CVC de id</text:p>
      <text:p text:style-name="P21"/>
      <text:p text:style-name="P21">1) se crea un array “cvc” de 4 posiciones y se llena de -1</text:p>
      <text:p text:style-name="P21">2) se verifican las casillas superior, izquierda, derecha e inferior a la casilla “id” (siguiendo este orden) y en caso de que estas existan y no sean paredes se van agregando al arreglo “cvc”</text:p>
      <text:p text:style-name="P21"/>
      <text:p text:style-name="P21"/>
      <text:p text:style-name="P22"><text:span text:style-name="T13">Obtención</text:span> del camino mas corto</text:p>
      <text:p text:style-name="P22">para obtener el camino mas <text:span text:style-name="T13">corto</text:span> entre un punto A y un punto B del laberinto, se utiliza el <text:span text:style-name="T13">método</text:span> cheminMin el cual pide como <text:span text:style-name="T13">parámetro</text:span> los id del punto A y el punto B <text:span text:style-name="T12">y devuelve como resultado una lista que contiene como primer elemento la cantidad de casillas entre el punto A y el punto B y los otros elementos son los id de las casillas que forman este camino A y B están incluidos</text:span></text:p>
      <text:p text:style-name="P22"/>
      <text:p text:style-name="P23">funcionamiento:</text:p>
      <text:p text:style-name="P23">1) se convierte el laberinto en un grafo en forma de lita d adyacencia utilizando la <text:span text:style-name="T13">función</text:span> lab2Graphe (procedimiento <text:span text:style-name="T13">explicado</text:span> en el <text:span text:style-name="T13">código</text:span>)</text:p>
      <text:p text:style-name="P23">2) se calcula la distancia <text:span text:style-name="T13">mínima</text:span> entre A y B a partir la lista de <text:span text:style-name="T13">adyacencia</text:span> utilizando el <text:span text:style-name="T13">método</text:span> de dijkstra (procedimiento <text:span text:style-name="T13">explicado</text:span> en el <text:span text:style-name="T13">código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Tests de algoritmos</text:p>
      <text:p text:style-name="P24"/>
      <text:p text:style-name="P24">para observar la eficacia y la rapidez de todos los algoritmos utilizados se creo una función testAlgos la cual prueba todos y cada uno de los algoritmos haciendo uso de la función evalue y al final muestra una tabla con los resultados de cada algoritmo</text:p>
      <text:p text:style-name="P24"/>
      <text:p text:style-name="P24"/>
      <text:p text:style-name="P23"/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0:46:38.026921412</meta:creation-date>
    <dc:date>2021-03-21T12:02:01.800118407</dc:date>
    <meta:editing-duration>PT1H3M14S</meta:editing-duration>
    <meta:editing-cycles>22</meta:editing-cycles>
    <meta:generator>LibreOffice/6.1.5.2$Linux_X86_64 LibreOffice_project/10$Build-2</meta:generator>
    <meta:document-statistic meta:table-count="0" meta:image-count="0" meta:object-count="0" meta:page-count="3" meta:paragraph-count="46" meta:word-count="723" meta:character-count="3879" meta:non-whitespace-character-count="3202"/>
  </office:meta>
</office:document-meta>
</file>